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ds = </text:p>
      <text:p text:style-name="P1"/>
      <text:p text:style-name="P1"><text:s text:c="4"/>'companies' <text:s text:c="3"/>'president' <text:s text:c="3"/>'day' <text:s text:c="3"/>'could' <text:s text:c="3"/>'he' <text:s text:c="3"/>'she' <text:s text:c="3"/>'federal'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similar words to companies </text:p>
            <text:p text:style-name="P2">$ 1.81</text:p>
            <text:p text:style-name="P2">dr. 1.87</text:p>
            <text:p text:style-name="P2">. 1.88</text:p>
            <text:p text:style-name="P2">including 1.88</text:p>
            <text:p text:style-name="P2">percent 1.95</text:p>
            <text:p text:style-name="P2">officials 1.99</text:p>
            <text:p text:style-name="P2">? 2.01</text:p>
            <text:p text:style-name="P2">general 2.03</text:p>
            <text:p text:style-name="P2">west 2.10</text:p>
            <text:p text:style-name="P2">) 2.16</text:p>
            <text:p text:style-name="P2"/>
            <text:p text:style-name="P2"/>
            <text:p text:style-name="P2">similar words to president </text:p>
            <text:p text:style-name="P2">west 3.12</text:p>
            <text:p text:style-name="P2">director 3.39</text:p>
            <text:p text:style-name="P2">members 3.49</text:p>
            <text:p text:style-name="P2">university 3.50</text:p>
            <text:p text:style-name="P2">court 3.65</text:p>
            <text:p text:style-name="P2">john 3.68</text:p>
            <text:p text:style-name="P2">children 3.75</text:p>
            <text:p text:style-name="P2">women 3.81</text:p>
            <text:p text:style-name="P2">states 3.83</text:p>
            <text:p text:style-name="P2">dr. 3.83</text:p>
            <text:p text:style-name="P2"/>
            <text:p text:style-name="P2"/>
            <text:p text:style-name="P2">similar words to day </text:p>
            <text:p text:style-name="P2">week 3.08</text:p>
            <text:p text:style-name="P2">year 3.45</text:p>
            <text:p text:style-name="P2">days 3.67</text:p>
            <text:p text:style-name="P2">night 3.71</text:p>
            <text:p text:style-name="P2">season 3.83</text:p>
            <text:p text:style-name="P2">street 3.85</text:p>
            <text:p text:style-name="P2">center 3.98</text:p>
            <text:p text:style-name="P2">house 4.03</text:p>
            <text:p text:style-name="P2">years 4.12</text:p>
            <text:p text:style-name="P2">members 4.23</text:p>
            <text:p text:style-name="P2"/>
            <text:p text:style-name="P2"/>
            <text:p text:style-name="P2">similar words to could </text:p>
            <text:p text:style-name="P2">can 4.09</text:p>
            <text:p text:style-name="P2">should 4.89</text:p>
            <text:p text:style-name="P2">would 5.64</text:p>
            <text:p text:style-name="P2">may 5.67</text:p>
            <text:p text:style-name="P2">might 5.70</text:p>
            <text:p text:style-name="P2">program 5.72</text:p>
            <text:p text:style-name="P2">general 5.73</text:p>
            <text:p text:style-name="P2">? 5.73</text:p>
            <text:p text:style-name="P2">court 5.76</text:p>
            <text:p text:style-name="P2">since 5.76</text:p>
            <text:p text:style-name="P2"/>
            <text:p text:style-name="P2"/>
            <text:p text:style-name="P2">similar words to he </text:p>
            <text:p text:style-name="P2">she 1.63</text:p>
            <text:p text:style-name="P2">john 4.29</text:p>
            <text:p text:style-name="P2">united 4.30</text:p>
            <text:p text:style-name="P2">general 4.40</text:p>
            <text:p text:style-name="P2">york 4.56</text:p>
            <text:p text:style-name="P2">officials 4.57</text:p>
            <text:p text:style-name="P2">west 4.66</text:p>
            <text:p text:style-name="P2">company 4.66</text:p>
            <text:p text:style-name="P2">companies 4.74</text:p>
            <text:p text:style-name="P2">office 4.81</text:p>
            <text:p text:style-name="P2"/>
            <text:p text:style-name="P2"/>
            <text:p text:style-name="P2">similar words to she </text:p>
            <text:p text:style-name="P2">he 1.63</text:p>
            <text:p text:style-name="P2"><text:soft-page-break/>united 4.01</text:p>
            <text:p text:style-name="P2">john 4.05</text:p>
            <text:p text:style-name="P2">officials 4.22</text:p>
            <text:p text:style-name="P2">general 4.24</text:p>
            <text:p text:style-name="P2">york 4.37</text:p>
            <text:p text:style-name="P2">west 4.40</text:p>
            <text:p text:style-name="P2">companies 4.49</text:p>
            <text:p text:style-name="P2">$ 4.50</text:p>
            <text:p text:style-name="P2">company 4.53</text:p>
            <text:p text:style-name="P2"/>
            <text:p text:style-name="P2"/>
            <text:p text:style-name="P2">similar words to federal </text:p>
            <text:p text:style-name="P2">national 2.46</text:p>
            <text:p text:style-name="P2">mr. 2.83</text:p>
            <text:p text:style-name="P2">former 2.87</text:p>
            <text:p text:style-name="P2">ms. 2.93</text:p>
            <text:p text:style-name="P2">dr. 2.93</text:p>
            <text:p text:style-name="P2">political 2.96</text:p>
            <text:p text:style-name="P2">$ 3.04</text:p>
            <text:p text:style-name="P2">including 3.21</text:p>
            <text:p text:style-name="P2">. 3.24</text:p>
            <text:p text:style-name="P2">? 3.28</text:p>
          </table:table-cell>
          <table:table-cell table:style-name="Table1.B1" office:value-type="string">
            <text:p text:style-name="P2">similar words to companies </text:p>
            <text:p text:style-name="P2">officials 1.28</text:p>
            <text:p text:style-name="P2">west 1.35</text:p>
            <text:p text:style-name="P2">court 1.58</text:p>
            <text:p text:style-name="P2">dr. 1.64</text:p>
            <text:p text:style-name="P2">$ 1.66</text:p>
            <text:p text:style-name="P2">us 1.71</text:p>
            <text:p text:style-name="P2">director 1.71</text:p>
            <text:p text:style-name="P2">including 1.71</text:p>
            <text:p text:style-name="P2">? 1.72</text:p>
            <text:p text:style-name="P2">. 1.73</text:p>
            <text:p text:style-name="P2"/>
            <text:p text:style-name="P2"/>
            <text:p text:style-name="P2">similar words to president </text:p>
            <text:p text:style-name="P2">members 2.03</text:p>
            <text:p text:style-name="P2">director 2.19</text:p>
            <text:p text:style-name="P2">court 2.28</text:p>
            <text:p text:style-name="P2">center 2.30</text:p>
            <text:p text:style-name="P2">man 2.31</text:p>
            <text:p text:style-name="P2">west 2.32</text:p>
            <text:p text:style-name="P2">law 2.35</text:p>
            <text:p text:style-name="P2">states 2.36</text:p>
            <text:p text:style-name="P2">general 2.38</text:p>
            <text:p text:style-name="P2">department 2.39</text:p>
            <text:p text:style-name="P2"/>
            <text:p text:style-name="P2"/>
            <text:p text:style-name="P2">similar words to day </text:p>
            <text:p text:style-name="P2">night 2.15</text:p>
            <text:p text:style-name="P2">week 2.20</text:p>
            <text:p text:style-name="P2">days 2.21</text:p>
            <text:p text:style-name="P2">year 2.66</text:p>
            <text:p text:style-name="P2">game 2.95</text:p>
            <text:p text:style-name="P2">case 3.00</text:p>
            <text:p text:style-name="P2">times 3.04</text:p>
            <text:p text:style-name="P2">season 3.19</text:p>
            <text:p text:style-name="P2">years 3.32</text:p>
            <text:p text:style-name="P2">street 3.36</text:p>
            <text:p text:style-name="P2"/>
            <text:p text:style-name="P2"/>
            <text:p text:style-name="P2">similar words to could </text:p>
            <text:p text:style-name="P2">should 2.93</text:p>
            <text:p text:style-name="P2">can 3.14</text:p>
            <text:p text:style-name="P2">would 3.97</text:p>
            <text:p text:style-name="P2">will 4.05</text:p>
            <text:p text:style-name="P2">may 4.15</text:p>
            <text:p text:style-name="P2">might 4.25</text:p>
            <text:p text:style-name="P2">until 4.56</text:p>
            <text:p text:style-name="P2">companies 4.70</text:p>
            <text:p text:style-name="P2">program 4.72</text:p>
            <text:p text:style-name="P2">court 4.74</text:p>
            <text:p text:style-name="P2"/>
            <text:p text:style-name="P2"/>
            <text:p text:style-name="P2">similar words to he </text:p>
            <text:p text:style-name="P2">she 1.65</text:p>
            <text:p text:style-name="P2">john 3.75</text:p>
            <text:p text:style-name="P2">united 3.84</text:p>
            <text:p text:style-name="P2">government 3.87</text:p>
            <text:p text:style-name="P2">west 3.90</text:p>
            <text:p text:style-name="P2">officials 3.95</text:p>
            <text:p text:style-name="P2">company 3.99</text:p>
            <text:p text:style-name="P2">us 4.00</text:p>
            <text:p text:style-name="P2">program 4.01</text:p>
            <text:p text:style-name="P2">police 4.02</text:p>
            <text:p text:style-name="P2"/>
            <text:p text:style-name="P2"/>
            <text:p text:style-name="P2">similar words to she </text:p>
            <text:p text:style-name="P2">he 1.65</text:p>
            <text:p text:style-name="P2"><text:soft-page-break/>john 3.42</text:p>
            <text:p text:style-name="P2">united 3.54</text:p>
            <text:p text:style-name="P2">government 3.64</text:p>
            <text:p text:style-name="P2">west 3.65</text:p>
            <text:p text:style-name="P2">officials 3.69</text:p>
            <text:p text:style-name="P2">police 3.69</text:p>
            <text:p text:style-name="P2">us 3.73</text:p>
            <text:p text:style-name="P2">them 3.73</text:p>
            <text:p text:style-name="P2">program 3.75</text:p>
            <text:p text:style-name="P2"/>
            <text:p text:style-name="P2"/>
            <text:p text:style-name="P2">similar words to federal </text:p>
            <text:p text:style-name="P2">national 1.53</text:p>
            <text:p text:style-name="P2">former 1.68</text:p>
            <text:p text:style-name="P2">ms. 1.76</text:p>
            <text:p text:style-name="P2">$ 1.83</text:p>
            <text:p text:style-name="P2">mr. 1.88</text:p>
            <text:p text:style-name="P2">dr. 1.90</text:p>
            <text:p text:style-name="P2">state 1.94</text:p>
            <text:p text:style-name="P2">general 1.94</text:p>
            <text:p text:style-name="P2">university 1.97</text:p>
            <text:p text:style-name="P2">. 2.06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">prediction for " government of united "</text:p>
            <text:p text:style-name="P2">government of united . Prob: 0.12250</text:p>
            <text:p text:style-name="P2">government of united ? Prob: 0.11954</text:p>
            <text:p text:style-name="P2">government of united , Prob: 0.08564</text:p>
            <text:p text:style-name="P2">government of united people Prob: 0.07487</text:p>
            <text:p text:style-name="P2">government of united now Prob: 0.06632</text:p>
            <text:p text:style-name="P2"/>
            <text:p text:style-name="P2"/>
            <text:p text:style-name="P2">prediction for " city of new "</text:p>
            <text:p text:style-name="P2">city of new york Prob: 0.98439</text:p>
            <text:p text:style-name="P2">city of new music Prob: 0.00737</text:p>
            <text:p text:style-name="P2">city of new life Prob: 0.00176</text:p>
            <text:p text:style-name="P2">city of new home Prob: 0.00079</text:p>
            <text:p text:style-name="P2">city of new . Prob: 0.00072</text:p>
            <text:p text:style-name="P2"/>
            <text:p text:style-name="P2"/>
            <text:p text:style-name="P2">prediction for " life in the "</text:p>
            <text:p text:style-name="P2">life in the world Prob: 0.25004</text:p>
            <text:p text:style-name="P2">life in the game Prob: 0.10664</text:p>
            <text:p text:style-name="P2">life in the right Prob: 0.07360</text:p>
            <text:p text:style-name="P2">life in the united Prob: 0.05889</text:p>
            <text:p text:style-name="P2">life in the street Prob: 0.05464</text:p>
            <text:p text:style-name="P2"/>
            <text:p text:style-name="P2"/>
            <text:p text:style-name="P2">prediction for " he is the "</text:p>
            <text:p text:style-name="P2">he is the best Prob: 0.14244</text:p>
            <text:p text:style-name="P2">he is the president Prob: 0.10459</text:p>
            <text:p text:style-name="P2">he is the same Prob: 0.08329</text:p>
            <text:p text:style-name="P2">he is the one Prob: 0.06831</text:p>
            <text:p text:style-name="P2">he is the man Prob: 0.06813</text:p>
            <text:p text:style-name="P2"/>
            <text:p text:style-name="P2"/>
            <text:p text:style-name="P2">prediction for " who is the "</text:p>
            <text:p text:style-name="P2">who is the best Prob: 0.11676</text:p>
            <text:p text:style-name="P2">who is the money Prob: 0.06508</text:p>
            <text:p text:style-name="P2">who is the president Prob: 0.05667</text:p>
            <text:p text:style-name="P2">who is the world Prob: 0.05489</text:p>
            <text:p text:style-name="P2">who is the man Prob: 0.04435</text:p>
            <text:p text:style-name="P2"/>
            <text:p text:style-name="P2"/>
            <text:p text:style-name="P2">prediction for " the president said "</text:p>
            <text:p text:style-name="P2">the president said , Prob: 0.21452</text:p>
            <text:p text:style-name="P2">the president said . Prob: 0.19790</text:p>
            <text:p text:style-name="P2">the president said no Prob: 0.09810</text:p>
            <text:p text:style-name="P2"><text:soft-page-break/>the president said he Prob: 0.09316</text:p>
            <text:p text:style-name="P2">the president said that Prob: 0.05417</text:p>
          </table:table-cell>
          <table:table-cell table:style-name="Table2.B1" office:value-type="string">
            <text:p text:style-name="P2">prediction for " government of united "</text:p>
            <text:p text:style-name="P2">government of united . Prob: 0.23687</text:p>
            <text:p text:style-name="P2">government of united ? Prob: 0.14896</text:p>
            <text:p text:style-name="P2">government of united states Prob: 0.13681</text:p>
            <text:p text:style-name="P2">government of united own Prob: 0.07862</text:p>
            <text:p text:style-name="P2">government of united , Prob: 0.05055</text:p>
            <text:p text:style-name="P2"/>
            <text:p text:style-name="P2"/>
            <text:p text:style-name="P2">prediction for " city of new "</text:p>
            <text:p text:style-name="P2">city of new york Prob: 0.99377</text:p>
            <text:p text:style-name="P2">city of new . Prob: 0.00142</text:p>
            <text:p text:style-name="P2">city of new ? Prob: 0.00109</text:p>
            <text:p text:style-name="P2">city of new life Prob: 0.00068</text:p>
            <text:p text:style-name="P2">city of new music Prob: 0.00049</text:p>
            <text:p text:style-name="P2"/>
            <text:p text:style-name="P2"/>
            <text:p text:style-name="P2">prediction for " life in the "</text:p>
            <text:p text:style-name="P2">life in the world Prob: 0.18403</text:p>
            <text:p text:style-name="P2">life in the game Prob: 0.07931</text:p>
            <text:p text:style-name="P2">life in the united Prob: 0.06536</text:p>
            <text:p text:style-name="P2">life in the house Prob: 0.05497</text:p>
            <text:p text:style-name="P2">life in the country Prob: 0.05013</text:p>
            <text:p text:style-name="P2"/>
            <text:p text:style-name="P2"/>
            <text:p text:style-name="P2">prediction for " he is the "</text:p>
            <text:p text:style-name="P2">he is the best Prob: 0.14195</text:p>
            <text:p text:style-name="P2">he is the president Prob: 0.06514</text:p>
            <text:p text:style-name="P2">he is the right Prob: 0.06263</text:p>
            <text:p text:style-name="P2">he is the man Prob: 0.05708</text:p>
            <text:p text:style-name="P2">he is the one Prob: 0.04817</text:p>
            <text:p text:style-name="P2"/>
            <text:p text:style-name="P2"/>
            <text:p text:style-name="P2">prediction for " who is the "</text:p>
            <text:p text:style-name="P2">who is the money Prob: 0.08862</text:p>
            <text:p text:style-name="P2">who is the best Prob: 0.07000</text:p>
            <text:p text:style-name="P2">who is the people Prob: 0.06339</text:p>
            <text:p text:style-name="P2">who is the president Prob: 0.05994</text:p>
            <text:p text:style-name="P2">who is the other Prob: 0.05334</text:p>
            <text:p text:style-name="P2"/>
            <text:p text:style-name="P2"/>
            <text:p text:style-name="P2">prediction for " the president said "</text:p>
            <text:p text:style-name="P2">the president said . Prob: 0.33076</text:p>
            <text:p text:style-name="P2">the president said , Prob: 0.28325</text:p>
            <text:p text:style-name="P2">the president said no Prob: 0.06095</text:p>
            <text:p text:style-name="P2"><text:soft-page-break/>the president said it Prob: 0.05964</text:p>
            <text:p text:style-name="P2">the president said he Prob: 0.0463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hsan Mohammadi</meta:initial-creator>
    <meta:creation-date>2013-07-30T13:05:44</meta:creation-date>
    <dc:date>2013-07-30T13:11:51</dc:date>
    <dc:creator>Ehsan Mohammadi</dc:creator>
    <meta:editing-duration>PT1M44S</meta:editing-duration>
    <meta:editing-cycles>2</meta:editing-cycles>
    <meta:generator>LibreOffice/3.5$Linux_X86_64 LibreOffice_project/350m1$Build-2</meta:generator>
    <meta:document-statistic meta:table-count="2" meta:image-count="0" meta:object-count="0" meta:page-count="3" meta:paragraph-count="228" meta:word-count="789" meta:character-count="4140" meta:non-whitespace-character-count="3542"/>
  </office:meta>
</office:document-meta>
</file>